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" fo:font-size="12pt" officeooo:rsid="00169ff8" officeooo:paragraph-rsid="00169ff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2pt" officeooo:rsid="001c67c2" officeooo:paragraph-rsid="001ebbc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officeooo:rsid="001c67c2" officeooo:paragraph-rsid="002565b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officeooo:rsid="002565b8" officeooo:paragraph-rsid="002565b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officeooo:rsid="002b770b" officeooo:paragraph-rsid="002b770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2pt" officeooo:rsid="002c2c0f" officeooo:paragraph-rsid="002c2c0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2pt" officeooo:rsid="0031e26f" officeooo:paragraph-rsid="0031e26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2pt" officeooo:rsid="00335aaf" officeooo:paragraph-rsid="0034d61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officeooo:rsid="0034d617" officeooo:paragraph-rsid="0034d61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officeooo:rsid="0034d617" officeooo:paragraph-rsid="0035a3e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2pt" officeooo:rsid="0034d617" officeooo:paragraph-rsid="0036468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2pt" officeooo:rsid="001ebbc4" officeooo:paragraph-rsid="001ebbc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2pt" officeooo:rsid="00169ff8" officeooo:paragraph-rsid="00169ff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2pt" officeooo:rsid="00188f23" officeooo:paragraph-rsid="001a009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2pt" officeooo:rsid="00188f23" officeooo:paragraph-rsid="0025635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2pt" officeooo:rsid="001a009d" officeooo:paragraph-rsid="001a009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2pt" officeooo:rsid="001a009d" officeooo:paragraph-rsid="0025635e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2pt" officeooo:rsid="001b57ee" officeooo:paragraph-rsid="001b85a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2pt" officeooo:rsid="0025635e" officeooo:paragraph-rsid="0025635e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2pt" officeooo:rsid="003bbe1c" officeooo:paragraph-rsid="003bbe1c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FreeSans" fo:font-size="15pt" officeooo:rsid="00169ff8" officeooo:paragraph-rsid="00169ff8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FreeSans" fo:font-size="15pt" fo:font-weight="bold" officeooo:rsid="0034d617" officeooo:paragraph-rsid="0034d617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20pt" officeooo:rsid="00169ff8" officeooo:paragraph-rsid="00169ff8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style:text-line-through-style="solid" style:text-line-through-type="single" style:font-name="FreeSans" fo:font-size="12pt" officeooo:rsid="001c67c2" officeooo:paragraph-rsid="001ebbc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paragraph-rsid="003a64d8"/>
    </style:style>
    <style:style style:name="P26" style:family="paragraph" style:parent-style-name="Standard">
      <style:paragraph-properties fo:text-align="start" style:justify-single-word="false"/>
      <style:text-properties officeooo:paragraph-rsid="0020e890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FreeSans" fo:font-size="12pt" officeooo:rsid="001fb397" officeooo:paragraph-rsid="002ab60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FreeSans" fo:font-size="12pt" officeooo:rsid="003a64d8" officeooo:paragraph-rsid="003a64d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FreeSans" fo:font-size="12pt" officeooo:rsid="0038d58a" officeooo:paragraph-rsid="003a64d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FreeSans" fo:font-size="12pt" officeooo:rsid="00274c05" officeooo:paragraph-rsid="003a64d8" style:font-size-asian="12pt" style:font-size-complex="12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FreeSans" fo:font-size="12pt" officeooo:rsid="0023cacb" officeooo:paragraph-rsid="0025635e" style:font-size-asian="10.5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FreeSans" fo:font-size="12pt" officeooo:rsid="0025635e" officeooo:paragraph-rsid="0025635e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FreeSans" fo:font-size="15pt" officeooo:rsid="002b770b" officeooo:paragraph-rsid="003bbe1c" style:font-size-asian="15pt" style:font-size-complex="15pt"/>
    </style:style>
    <style:style style:name="P35" style:family="paragraph" style:parent-style-name="Standard">
      <style:paragraph-properties fo:text-align="start" style:justify-single-word="false"/>
      <style:text-properties style:font-name="FreeSans" fo:font-size="15pt" officeooo:rsid="0043dbe2" officeooo:paragraph-rsid="0043dbe2" style:font-size-asian="15pt" style:font-size-complex="15pt"/>
    </style:style>
    <style:style style:name="T1" style:family="text">
      <style:text-properties style:font-name="FreeSans" fo:font-size="12pt" officeooo:rsid="002565b8" style:font-size-asian="12pt" style:font-size-complex="12pt"/>
    </style:style>
    <style:style style:name="T2" style:family="text">
      <style:text-properties style:font-name="FreeSans" fo:font-size="12pt" officeooo:rsid="001b85a9" style:font-size-asian="12pt" style:font-size-complex="12pt"/>
    </style:style>
    <style:style style:name="T3" style:family="text">
      <style:text-properties style:font-name="FreeSans" fo:font-size="12pt" officeooo:rsid="001d8f46" style:font-size-asian="12pt" style:font-size-complex="12pt"/>
    </style:style>
    <style:style style:name="T4" style:family="text">
      <style:text-properties style:font-name="FreeSans" fo:font-size="12pt" officeooo:rsid="0022a913" style:font-size-asian="12pt" style:font-size-complex="12pt"/>
    </style:style>
    <style:style style:name="T5" style:family="text">
      <style:text-properties style:font-name="FreeSans" fo:font-size="12pt" officeooo:rsid="0040bd9f" style:font-size-asian="12pt" style:font-size-complex="12pt"/>
    </style:style>
    <style:style style:name="T6" style:family="text">
      <style:text-properties officeooo:rsid="0017a3ab"/>
    </style:style>
    <style:style style:name="T7" style:family="text">
      <style:text-properties officeooo:rsid="00188f23"/>
    </style:style>
    <style:style style:name="T8" style:family="text">
      <style:text-properties officeooo:rsid="001a009d"/>
    </style:style>
    <style:style style:name="T9" style:family="text">
      <style:text-properties officeooo:rsid="001b57ee"/>
    </style:style>
    <style:style style:name="T10" style:family="text">
      <style:text-properties officeooo:rsid="001b85a9"/>
    </style:style>
    <style:style style:name="T11" style:family="text">
      <style:text-properties officeooo:rsid="001ebbc4"/>
    </style:style>
    <style:style style:name="T12" style:family="text">
      <style:text-properties style:text-line-through-style="none" style:text-line-through-type="none" officeooo:rsid="001fb397"/>
    </style:style>
    <style:style style:name="T13" style:family="text">
      <style:text-properties style:text-line-through-style="none" style:text-line-through-type="none" officeooo:rsid="001ebbc4"/>
    </style:style>
    <style:style style:name="T14" style:family="text">
      <style:text-properties style:text-line-through-style="none" style:text-line-through-type="none" officeooo:rsid="001fe58a"/>
    </style:style>
    <style:style style:name="T15" style:family="text">
      <style:text-properties style:text-line-through-style="none" style:text-line-through-type="none" officeooo:rsid="002565b8"/>
    </style:style>
    <style:style style:name="T16" style:family="text">
      <style:text-properties style:text-line-through-style="none" style:text-line-through-type="none" style:font-name="FreeSans" fo:font-size="12pt" officeooo:rsid="00274c05" style:font-size-asian="12pt" style:font-size-complex="12pt"/>
    </style:style>
    <style:style style:name="T17" style:family="text">
      <style:text-properties style:text-line-through-style="none" style:text-line-through-type="none" style:font-name="FreeSans" fo:font-size="12pt" officeooo:rsid="0028f18e" style:font-size-asian="12pt" style:font-size-complex="12pt"/>
    </style:style>
    <style:style style:name="T18" style:family="text">
      <style:text-properties style:text-line-through-style="none" style:text-line-through-type="none" style:font-name="FreeSans" fo:font-size="12pt" officeooo:rsid="001ebbc4" style:font-size-asian="12pt" style:font-size-complex="12pt"/>
    </style:style>
    <style:style style:name="T19" style:family="text">
      <style:text-properties style:text-line-through-style="none" style:text-line-through-type="none" style:font-name="FreeSans" fo:font-size="12pt" officeooo:rsid="00381a7c" style:font-size-asian="12pt" style:font-size-complex="12pt"/>
    </style:style>
    <style:style style:name="T20" style:family="text">
      <style:text-properties style:text-line-through-style="none" style:text-line-through-type="none" style:font-name="FreeSans" fo:font-size="12pt" officeooo:rsid="0038d58a" style:font-size-asian="12pt" style:font-size-complex="12pt"/>
    </style:style>
    <style:style style:name="T21" style:family="text">
      <style:text-properties style:text-line-through-style="none" style:text-line-through-type="none" officeooo:rsid="0038d58a"/>
    </style:style>
    <style:style style:name="T22" style:family="text">
      <style:text-properties style:text-line-through-style="none" style:text-line-through-type="none" officeooo:rsid="0040bd9f"/>
    </style:style>
    <style:style style:name="T23" style:family="text">
      <style:text-properties officeooo:rsid="0020e890"/>
    </style:style>
    <style:style style:name="T24" style:family="text">
      <style:text-properties officeooo:rsid="0022a913"/>
    </style:style>
    <style:style style:name="T25" style:family="text">
      <style:text-properties officeooo:rsid="0025635e"/>
    </style:style>
    <style:style style:name="T26" style:family="text">
      <style:text-properties officeooo:rsid="002565b8"/>
    </style:style>
    <style:style style:name="T27" style:family="text">
      <style:text-properties officeooo:rsid="00298bbb"/>
    </style:style>
    <style:style style:name="T28" style:family="text">
      <style:text-properties officeooo:rsid="002f3810"/>
    </style:style>
    <style:style style:name="T29" style:family="text">
      <style:text-properties officeooo:rsid="00306a64"/>
    </style:style>
    <style:style style:name="T30" style:family="text">
      <style:text-properties officeooo:rsid="0031e26f"/>
    </style:style>
    <style:style style:name="T31" style:family="text">
      <style:text-properties officeooo:rsid="00335aaf"/>
    </style:style>
    <style:style style:name="T32" style:family="text">
      <style:text-properties officeooo:rsid="0035a3ed"/>
    </style:style>
    <style:style style:name="T33" style:family="text">
      <style:text-properties officeooo:rsid="00364689"/>
    </style:style>
    <style:style style:name="T34" style:family="text">
      <style:text-properties officeooo:rsid="00381a7c"/>
    </style:style>
    <style:style style:name="T35" style:family="text">
      <style:text-properties officeooo:rsid="003bbe1c"/>
    </style:style>
    <style:style style:name="T36" style:family="text">
      <style:text-properties officeooo:rsid="003e08b8"/>
    </style:style>
    <style:style style:name="T37" style:family="text">
      <style:text-properties officeooo:rsid="003ef900"/>
    </style:style>
    <style:style style:name="T38" style:family="text">
      <style:text-properties officeooo:rsid="0040bd9f"/>
    </style:style>
    <style:style style:name="T39" style:family="text">
      <style:text-properties officeooo:rsid="0042a33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<text:span text:style-name="T36">IW Köln – Zentrum für Bibliotheks- und Wissenschaftliche Weiterbldung</text:span></text:p>
      <text:p text:style-name="P1"/>
      <text:p text:style-name="P1">Kurs: Zertifikat Data Librarian</text:p>
      <text:p text:style-name="P1"><text:bookmark text:name="page6R_mcid9"/>Name, Vorname: Wordsworth, Claudia<text:bookmark text:name="page6R_mcid10"/><text:line-break/>Betreuer/in: Förstner,Konrad<text:bookmark text:name="page6R_mcid11"/><text:line-break/><text:span text:style-name="T36">E</text:span>-Mail: .<text:bookmark text:name="page6R_mcid12"/>wordsworthclaudia@gmail.com<text:line-break/></text:p>
      <text:p text:style-name="P1"/>
      <text:p text:style-name="P1"/>
      <text:p text:style-name="P1"/>
      <text:p text:style-name="P23"/>
      <text:p text:style-name="P23"/>
      <text:p text:style-name="P23"/>
      <text:p text:style-name="P23">Exposè</text:p>
      <text:p text:style-name="P23"/>
      <text:p text:style-name="P23">Automatischer Link Checker für Reading Lists</text:p>
      <text:p text:style-name="P23"/>
      <text:p text:style-name="P21"/>
      <text:p text:style-name="P21"/>
      <text:h text:style-name="P31" text:outline-level="1"><text:span text:style-name="T9">1.) </text:span>Einleitung</text:h>
      <text:h text:style-name="Heading_20_2" text:outline-level="2">1.1.) Die Problematik</text:h>
      <text:p text:style-name="P13"><text:span text:style-name="T6">Auf </text:span>meiner letzten Arbeitsstelle <text:span text:style-name="T6">an der Bibliothek der Middlesex University in London war ich unter anderem auch für die Erstellung und Aufbereitung der </text:span><text:span text:style-name="T38">Reading lists</text:span><text:span text:style-name="T6"> für die Seminare zuständig. Darin wurden alle Literaturangaben, </text:span><text:span text:style-name="T7">falls möglich,</text:span><text:span text:style-name="T6"> direkt </text:span><text:span text:style-name="T7">mit dem Katalog bzw. direkt mit dem Artikel oder Buchkapitel verknüpft. </text:span></text:p>
      <text:p text:style-name="P13"/>
      <text:p text:style-name="P15"><text:span text:style-name="T8">Dabei </text:span>kam es <text:span text:style-name="T8">immer wieder</text:span> vor, dass diese Links aus verschiedenen Gründen <text:span text:style-name="T8">nicht mehr funktionierten und Studierende die gesuchten Ressourcen nicht finden konnten. </text:span><text:span text:style-name="T25">D</text:span><text:span text:style-name="T24">ie häufigsten HTTP-Fehler waren:</text:span></text:p>
      <text:p text:style-name="P17"/>
      <text:list xml:id="list2945681246" text:style-name="L1">
        <text:list-item>
          <text:p text:style-name="P32">YouTube Videos funktionierten nicht mehr</text:p>
        </text:list-item>
        <text:list-item>
          <text:p text:style-name="P32"><text:span text:style-name="T38">Ressource</text:span> nicht mit einer DOI verknüpft</text:p>
        </text:list-item>
        <text:list-item>
          <text:p text:style-name="P32"><text:span text:style-name="T38">Ressource</text:span> nicht mit Ezproxy verknüpft</text:p>
        </text:list-item>
        <text:list-item>
          <text:p text:style-name="P32"><text:span text:style-name="T25">O</text:span>pen Access <text:span text:style-name="T25">nicht mehr verfügbar</text:span></text:p>
        </text:list-item>
        <text:list-item>
          <text:p text:style-name="P33">Website nicht mehr live</text:p>
        </text:list-item>
      </text:list>
      <text:p text:style-name="P19"/>
      <text:p text:style-name="P14"><text:span text:style-name="T8">Leider gab es keine Möglichkeit, die Links in den Reading Lists automatisch auf </text:span><text:span text:style-name="T9">ihre Richtigkeit zu prüfen. Daher wurde man nur auf die Probleme aufmerksam, wenn </text:span><text:span text:style-name="T29">wir</text:span><text:span text:style-name="T9"> entweder an den </text:span><text:span text:style-name="T38">Reading Lists </text:span><text:span text:style-name="T9">arbeitete</text:span><text:span text:style-name="T29">n</text:span><text:span text:style-name="T9"> oder wir von den Studierenden darauf aufmerksam gemacht wurden. </text:span></text:p>
      <text:p text:style-name="P16"/>
      <text:h text:style-name="Heading_20_2" text:outline-level="2">1.2.) Die Idee</text:h>
      <text:p text:style-name="P18">Für meine Abschlussarbeit habe ich mir daher überlegt ein Pythonscript <text:span text:style-name="T38">im Jupyter Notebook </text:span>zu schreiben, dass automatisch alle Links <text:span text:style-name="T38">in</text:span> allen Reading Lists auf <text:span text:style-name="T26">die häufigsten </text:span>Fehlercodes <text:span text:style-name="T38">hin </text:span>überprüft. Am Ende soll das Script einen <text:span text:style-name="T26">csv.-</text:span>Report <text:span text:style-name="T38">mit allen Links </text:span>erstellen, <text:span text:style-name="T38">die einen Fehlercode zurückgesendet haben. Dies</text:span>er <text:span text:style-name="T38">soll dann </text:span>automatisch an das Library System Team und das Reading Lists Team per E-Mail geschickt wird. D<text:span text:style-name="T10">ie Ausführung des</text:span> Script<text:span text:style-name="T10">s</text:span> kann <text:span text:style-name="T10">dann selbst über den eigenen PC Task Scheduler zeitlich geplant werden. </text:span></text:p>
      <text:p text:style-name="P18"/>
      <text:h text:style-name="Heading_20_1" text:outline-level="1">2.) Methodik</text:h>
      <text:h text:style-name="Heading_20_2" text:outline-level="2"><text:span text:style-name="T23">2.1.) </text:span><text:span text:style-name="T27">Vorüberlegungen zur Scripterstellung</text:span></text:h>
      <text:p text:style-name="P26"><text:span text:style-name="T2">D</text:span><text:span text:style-name="T3">as Tool, das zur Erstellung und Bereitstellung der Reading Lists von der Universität verwendet wurde, ermöglicht es, alle </text:span><text:span text:style-name="T5">Reading Lists</text:span><text:span text:style-name="T3"> als csv.-Datei </text:span><text:span text:style-name="T1">her</text:span><text:span text:style-name="T3">unterzuladen. Darum möchte ich ein Script schreiben, dass die csv.-Datei lesen</text:span><text:span text:style-name="T4">, die </text:span><text:span text:style-name="T1">notwendigen Informationen herausfiltern</text:span><text:span text:style-name="T4"> </text:span><text:span text:style-name="T3">und </text:span><text:span text:style-name="T1">die vorhandenen Links </text:span><text:span text:style-name="T3">überprüfen kann. </text:span></text:p>
      <text:p text:style-name="P4">Mein ehemaliger Kollege schlug vor, nach den Fehlercodes 400, 404, 500 und 503 zu suchen, <text:span text:style-name="T27">da die</text:span><text:span text:style-name="T29">se</text:span><text:span text:style-name="T27"> am häufigsten vorkommen.</text:span></text:p>
      <text:p text:style-name="P2"/>
      <text:p text:style-name="P12">Das Script soll folgendermaßen strukturiert sein:</text:p>
      <text:p text:style-name="P2"/>
      <text:p text:style-name="P2"><text:span text:style-name="T11">- Die Datei wird </text:span><text:span text:style-name="T27">mit csv reader </text:span><text:span text:style-name="T11">eingelesen </text:span><text:span text:style-name="T26">und die für die Überprüfung wichtigen Informationen herausgefiltert.</text:span></text:p>
      <text:p text:style-name="P3"><text:soft-page-break/></text:p>
      <text:p text:style-name="P3">- <text:span text:style-name="T11">Dann sollen alle URLs mit </text:span><text:span text:style-name="T26">dem Modul r</text:span><text:span text:style-name="T11">equests </text:span><text:span text:style-name="T26">über einen „try ...except“ Block auf die gesuchten </text:span><text:span text:style-name="T11">Fehlercodes überprüft werden. </text:span></text:p>
      <text:p text:style-name="P2"/>
      <text:p text:style-name="P24"><text:span text:style-name="T13">- </text:span><text:span text:style-name="T14">Abschließend sollen a</text:span><text:span text:style-name="T13">lle </text:span><text:span text:style-name="T22">fehlerhaften Links</text:span><text:span text:style-name="T13"> mit zugehöriger Kursnummer, Titel, </text:span><text:span text:style-name="T12">URL und Fehlercode in eine</text:span><text:span text:style-name="T21">r</text:span><text:span text:style-name="T12"> Liste gesammelt und als csv.-</text:span><text:span text:style-name="T15">Datei </text:span><text:span text:style-name="T12">per E-Mail an die jeweiligen zuständigen Teams geschickt werden.</text:span></text:p>
      <text:p text:style-name="P27"/>
      <text:p text:style-name="P28">Nach meiner Recherche auf verschiedenen Pythontutorialwebsites and Foren, denke ich, dass ich folgende Libraries für mein Script benötige:</text:p>
      <text:p text:style-name="P29"/>
      <text:p text:style-name="P25"><text:span text:style-name="T20">- </text:span><text:span text:style-name="T16">Zum Einlesen und Schreiben der csv.-Datei werde ich das Modul csv verwenden.</text:span></text:p>
      <text:p text:style-name="P30"/>
      <text:p text:style-name="P25"><text:span text:style-name="T16">- Zur Überprüfung der Links </text:span><text:span text:style-name="T19">werde ich das </text:span><text:span text:style-name="T16">Modul </text:span><text:span text:style-name="T19">R</text:span><text:span text:style-name="T16">equests </text:span><text:span text:style-name="T19">verwenden</text:span><text:span text:style-name="T16">.</text:span></text:p>
      <text:p text:style-name="P30"/>
      <text:p text:style-name="P25"><text:span text:style-name="T16">- Zum </text:span><text:span text:style-name="T20">V</text:span><text:span text:style-name="T16">ersenden der Emails mit dem Report </text:span><text:span text:style-name="T17">werde ich </text:span><text:span text:style-name="T18">smtplib </text:span><text:span text:style-name="T17">benutzen </text:span><text:span text:style-name="T19">sowie </text:span><text:span text:style-name="Source_20_Text"><text:span text:style-name="T16">email.message, </text:span></text:span><text:span text:style-name="Source_20_Text"><text:span text:style-name="T20">um eine E-Mail mit </text:span></text:span><text:span text:style-name="Source_20_Text"><text:span text:style-name="T19"><text:s/>Anhang </text:span></text:span><text:span text:style-name="Source_20_Text"><text:span text:style-name="T20">zu erstellen</text:span></text:span><text:span text:style-name="T16">.</text:span></text:p>
      <text:p text:style-name="P2"/>
      <text:h text:style-name="Heading_20_2" text:outline-level="2">2.2.) Testen des Codes</text:h>
      <text:p text:style-name="P5">Um das Script zu testen, habe ich einige der <text:span text:style-name="T38">Reading Lists</text:span> von Middlesex University als csv.-Dateien heruntergeladen. Da ich keinen Zugang zu den Online-Materialien habe, erwarte ich, dass so gut wie alle Links, <text:span text:style-name="T29">die nicht auf Open-Access-</text:span><text:span text:style-name="T30">Ressourcen weiterleiten, </text:span>einen Fehlercode zurückschicken. </text:p>
      <text:p text:style-name="P5"/>
      <text:h text:style-name="Heading_20_1" text:outline-level="1">3.) <text:span text:style-name="T35">Vorläufiges Inhaltsverzeichnis für die Dokumentation</text:span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</text:index-body>
      </text:table-of-content>
      <text:p text:style-name="P20">1.) Einleitung</text:p>
      <text:p text:style-name="P20"><text:tab/>1.1.) Problematik</text:p>
      <text:p text:style-name="P20"><text:tab/>1.2.) Die Idee</text:p>
      <text:p text:style-name="P20">2.) Methodik</text:p>
      <text:p text:style-name="P20"><text:tab/>2.1.) Vorüberlegung zur Scripterstellung</text:p>
      <text:p text:style-name="P20"><text:tab/>2.2.) Testen des Codes</text:p>
      <text:p text:style-name="P20">3.) Durchführung <text:span text:style-name="T37">und Diskussion</text:span></text:p>
      <text:p text:style-name="P20">4.) Fazit</text:p>
      <text:p text:style-name="P20">5.) Referenzen</text:p>
      <text:p text:style-name="P34"/>
      <text:p text:style-name="P35">Durchführung und Diskussion</text:p>
      <text:p text:style-name="P35"/>
      <text:p text:style-name="P35">- Probleme mit csv modul</text:p>
      <text:p text:style-name="P35">- E-Mail senden: „Automate the boring stuff“ Probleme nur mit SMTP; Hinweis von <text:a xlink:type="simple" xlink:href="https://stackoverflow.com/questions/6270782/how-to-send-an-email-with-python" text:style-name="Internet_20_link" text:visited-style-name="Visited_20_Internet_20_Link">https://stackoverflow.com/questions/6270782/how-to-send-an-email-with-python</text:a>. </text:p>
      <text:h text:style-name="Heading_20_1" text:outline-level="1"><text:soft-page-break/><text:span text:style-name="T35">4.) </text:span><text:span text:style-name="T28">Referenzen</text:span></text:h>
      <text:p text:style-name="P7">Für die Vorüberlegungen zu meinem Script habe ich folgende Ressourcen zu Rate ge<text:span text:style-name="T34">zogen</text:span>:</text:p>
      <text:p text:style-name="P7"/>
      <text:p text:style-name="P22">Literatur:</text:p>
      <text:p text:style-name="P8"/>
      <text:p text:style-name="P8">Matthes, Eric (2019): Python crash course: A hands-on, project-based introduction to programming, 2. Aufl., San Francisco: No Starch Press.</text:p>
      <text:p text:style-name="P6"/>
      <text:p text:style-name="P6">Sweigart, Al <text:span text:style-name="T31">(2019):</text:span> Automate the boring stuff: <text:span text:style-name="T29">Practical Programming for total beginners, </text:span><text:span text:style-name="T30">2. Aufl., San Francisco: No Starch Press. [online] </text:span><text:span text:style-name="T31">https//</text:span><text:span text:style-name="T30">.automatetheboringstuff.com, </text:span><text:span text:style-name="T31">letzter Zugriff: 08.07.2022</text:span><text:span text:style-name="T30"> </text:span></text:p>
      <text:p text:style-name="P6"/>
      <text:p text:style-name="P22">For<text:span text:style-name="T35">en</text:span> und Websites:</text:p>
      <text:p text:style-name="P9"/>
      <text:p text:style-name="P11"><text:span text:style-name="T33">Python: </text:span><text:a xlink:type="simple" xlink:href="https://docs.python.org/3/" text:style-name="Internet_20_link" text:visited-style-name="Visited_20_Internet_20_Link">https://docs.python.org/3/</text:a>, <text:span text:style-name="T33">l</text:span>etzter Zugriff: 08.07.2022</text:p>
      <text:p text:style-name="P10"/>
      <text:p text:style-name="P10"><text:span text:style-name="T32">Pytutorial: </text:span><text:a xlink:type="simple" xlink:href="https://pytutorial.com/" text:style-name="Internet_20_link" text:visited-style-name="Visited_20_Internet_20_Link"><text:span text:style-name="T32">https://pytutorial.com</text:span></text:a><text:span text:style-name="T32">, l</text:span>etzter Zugriff: 08.07.2022</text:p>
      <text:p text:style-name="P10"/>
      <text:p text:style-name="P11">Stack Overflow: <text:a xlink:type="simple" xlink:href="https://stackoverflow.com/questions/15258728/requests-how-to-tell-if-youre-getting-a-404" text:style-name="Internet_20_link" text:visited-style-name="Visited_20_Internet_20_Link">https://stackoverflow.com</text:a>, letzter Zugriff: 08.07.2022</text:p>
      <text:p text:style-name="P11"/>
      <text:p text:style-name="P11"><text:span text:style-name="T39">Kenneth.Reitz.Project: </text:span>https://requests.readthedocs.io/en/latest/user/quickstart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1:22:25.782995408</meta:creation-date>
    <dc:date>2022-07-19T15:29:22.664503080</dc:date>
    <meta:editing-duration>P2DT20H40M11S</meta:editing-duration>
    <meta:editing-cycles>17</meta:editing-cycles>
    <meta:generator>LibreOffice/7.2.6.2$Linux_X86_64 LibreOffice_project/20$Build-2</meta:generator>
    <meta:document-statistic meta:table-count="0" meta:image-count="0" meta:object-count="0" meta:page-count="4" meta:paragraph-count="56" meta:word-count="643" meta:character-count="4736" meta:non-whitespace-character-count="4139"/>
  </office:meta>
</office:document-meta>
</file>